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svg:stroke-color="#3465a4" draw:marker-start-width="0.276cm" draw:marker-end-width="0.276cm" draw:fill="none" draw:fill-color="#99cc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3465a4"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svg:stroke-color="#3465a4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3465a4" draw:fill="none" draw:fill-color="#99cc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objectwithoutfill">
      <style:graphic-properties svg:stroke-color="#333333" draw:marker-end="Arrow" draw:marker-end-width="0.3cm" draw:fill="none" draw:fill-color="#99cc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036cm"/>
    </style:style>
    <style:style style:name="gr10" style:family="graphic" style:parent-style-name="standard">
      <style:graphic-properties draw:stroke="none" svg:stroke-color="#333333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1.575cm"/>
    </style:style>
    <style:style style:name="gr12" style:family="graphic" style:parent-style-name="standard">
      <style:graphic-properties draw:stroke="none" draw:fill="none" draw:fill-color="#99ccff" fo:min-height="0.48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color="#3465a4"/>
    </style:style>
    <style:style style:name="P4" style:family="paragraph">
      <style:paragraph-properties fo:text-align="start"/>
      <style:text-properties fo:color="#333333" fo:font-size="12pt" style:font-size-asian="12pt" style:font-size-complex="12pt"/>
    </style:style>
    <style:style style:name="P5" style:family="paragraph">
      <style:text-properties fo:color="#333333" fo:font-size="12pt" style:font-size-asian="12pt" style:font-size-complex="12pt"/>
    </style:style>
    <style:style style:name="P6" style:family="paragraph">
      <style:text-properties fo:color="#333333"/>
    </style:style>
    <style:style style:name="T1" style:family="text">
      <style:text-properties fo:color="#ffffff"/>
    </style:style>
    <style:style style:name="T2" style:family="text">
      <style:text-properties fo:color="#3465a4"/>
    </style:style>
    <style:style style:name="T3" style:family="text">
      <style:text-properties fo:color="#333333" fo:font-size="12pt" style:font-size-asian="12pt" style:font-size-complex="12pt"/>
    </style:style>
    <style:style style:name="T4" style:family="text">
      <style:text-properties fo:color="#333333"/>
    </style:style>
    <style:style style:name="T5" style:family="text">
      <style:text-properties fo:color="#333333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18cm" svg:height="2.54cm" svg:x="3.175cm" svg:y="8.255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518cm" svg:height="2.54cm" svg:x="8.277cm" svg:y="4.445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518cm" svg:height="2.54cm" svg:x="13.357cm" svg:y="8.255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518cm" svg:height="2.54cm" svg:x="5.737cm" svg:y="13.335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518cm" svg:height="2.54cm" svg:x="10.817cm" svg:y="13.335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4.434cm" svg:y1="8.255cm" svg:x2="8.277cm" svg:y2="5.715cm" draw:start-shape="id1" draw:end-shape="id2" draw:end-glue-point="3" svg:d="M4434 8255l3843-2540" svg:viewBox="0 0 3844 2541">
          <text:p/>
        </draw:connector>
        <draw:connector draw:style-name="gr2" draw:text-style-name="P2" draw:layer="layout" draw:type="line" svg:x1="5.693cm" svg:y1="9.525cm" svg:x2="12.076cm" svg:y2="13.335cm" draw:start-shape="id1" draw:start-glue-point="1" draw:end-shape="id3" draw:end-glue-point="0" svg:d="M5693 9525l6383 3810" svg:viewBox="0 0 6384 3811">
          <text:p/>
        </draw:connector>
        <draw:connector draw:style-name="gr2" draw:text-style-name="P2" draw:layer="layout" draw:type="line" svg:x1="5.693cm" svg:y1="9.525cm" svg:x2="13.357cm" svg:y2="9.525cm" draw:start-shape="id1" draw:start-glue-point="1" draw:end-shape="id4" draw:end-glue-point="3" svg:d="M5693 9525h7664" svg:viewBox="0 0 7665 1">
          <text:p/>
        </draw:connector>
        <draw:connector draw:style-name="gr2" draw:text-style-name="P2" draw:layer="layout" draw:type="line" svg:x1="6.996cm" svg:y1="13.335cm" svg:x2="9.536cm" svg:y2="6.985cm" draw:start-shape="id5" draw:start-glue-point="0" draw:end-shape="id2" draw:end-glue-point="2" svg:d="M6996 13335l2540-6350" svg:viewBox="0 0 2541 6351">
          <text:p/>
        </draw:connector>
        <draw:connector draw:style-name="gr2" draw:text-style-name="P2" draw:layer="layout" draw:type="line" svg:x1="6.996cm" svg:y1="13.335cm" svg:x2="13.357cm" svg:y2="9.525cm" draw:start-shape="id5" draw:start-glue-point="0" draw:end-shape="id4" draw:end-glue-point="3" svg:d="M6996 13335l6361-3810" svg:viewBox="0 0 6362 3811">
          <text:p/>
        </draw:connector>
        <draw:connector draw:style-name="gr2" draw:text-style-name="P2" draw:layer="layout" draw:type="line" svg:x1="8.255cm" svg:y1="14.605cm" svg:x2="10.817cm" svg:y2="14.605cm" draw:start-shape="id5" draw:start-glue-point="1" draw:end-shape="id3" draw:end-glue-point="3" svg:d="M8255 14605h2562" svg:viewBox="0 0 2563 1">
          <text:p/>
        </draw:connector>
        <draw:connector draw:style-name="gr2" draw:text-style-name="P2" draw:layer="layout" draw:type="line" svg:x1="4.434cm" svg:y1="10.795cm" svg:x2="5.737cm" svg:y2="14.605cm" draw:start-shape="id1" draw:start-glue-point="2" draw:end-shape="id5" draw:end-glue-point="3" svg:d="M4434 10795l1303 3810" svg:viewBox="0 0 1304 3811">
          <text:p/>
        </draw:connector>
        <draw:connector draw:style-name="gr2" draw:text-style-name="P2" draw:layer="layout" draw:type="line" svg:x1="13.335cm" svg:y1="14.605cm" svg:x2="14.616cm" svg:y2="10.795cm" draw:start-shape="id3" draw:start-glue-point="1" draw:end-shape="id4" draw:end-glue-point="2" svg:d="M13335 14605l1281-3810" svg:viewBox="0 0 1282 3811">
          <text:p/>
        </draw:connector>
        <draw:connector draw:style-name="gr2" draw:text-style-name="P2" draw:layer="layout" draw:type="line" svg:x1="14.616cm" svg:y1="8.255cm" svg:x2="10.795cm" svg:y2="5.715cm" draw:start-shape="id4" draw:start-glue-point="0" draw:end-shape="id2" draw:end-glue-point="1" svg:d="M14616 8255l-3821-2540" svg:viewBox="0 0 3822 2541">
          <text:p/>
        </draw:connector>
        <draw:connector draw:style-name="gr2" draw:text-style-name="P2" draw:layer="layout" draw:type="line" svg:x1="12.076cm" svg:y1="13.335cm" svg:x2="9.536cm" svg:y2="6.985cm" draw:start-shape="id3" draw:start-glue-point="0" draw:end-shape="id2" draw:end-glue-point="2" svg:d="M12076 13335l-2540-6350" svg:viewBox="0 0 2541 6351">
          <text:p/>
        </draw:connector>
        <draw:custom-shape draw:style-name="gr3" draw:text-style-name="P2" xml:id="id11" draw:id="id11" draw:layer="layout" svg:width="1.27cm" svg:height="1.27cm" svg:x="0.889cm" svg:y="8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1.27cm" svg:height="1.27cm" svg:x="1.397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" draw:id="id15" draw:layer="layout" svg:width="1.27cm" svg:height="1.27cm" svg:x="6.731cm" svg:y="2.286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6" draw:id="id16" draw:layer="layout" svg:width="1.27cm" svg:height="1.27cm" svg:x="9.144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1.27cm" svg:height="1.27cm" svg:x="17.01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1.27cm" svg:height="1.27cm" svg:x="16.7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1.27cm" svg:height="1.27cm" svg:x="10.79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1.27cm" svg:height="1.27cm" svg:x="4.445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1.27cm" svg:height="1.27cm" svg:x="6.223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27cm" svg:height="1.27cm" svg:x="8.255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1.27cm" svg:height="1.27cm" svg:x="11.93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1.27cm" svg:height="1.27cm" svg:x="13.97cm" svg:y="16.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5.529cm" svg:y1="16.696cm" svg:x2="6.996cm" svg:y2="15.875cm" draw:start-shape="id6" draw:start-glue-point="11" draw:end-shape="id5" draw:end-glue-point="2" svg:d="M5529 16696l1467-821" svg:viewBox="0 0 1468 822">
          <text:p/>
        </draw:connector>
        <draw:connector draw:style-name="gr6" draw:text-style-name="P2" draw:layer="layout" draw:type="line" svg:x1="6.858cm" svg:y1="17.526cm" svg:x2="6.996cm" svg:y2="15.875cm" draw:start-shape="id7" draw:start-glue-point="4" draw:end-shape="id5" draw:end-glue-point="2" svg:d="M6858 17526l138-1651" svg:viewBox="0 0 139 1652">
          <text:p/>
        </draw:connector>
        <draw:connector draw:style-name="gr6" draw:text-style-name="P2" draw:layer="layout" draw:type="line" svg:x1="8.441cm" svg:y1="17.204cm" svg:x2="6.996cm" svg:y2="15.875cm" draw:start-shape="id8" draw:start-glue-point="5" draw:end-shape="id5" draw:end-glue-point="2" svg:d="M8441 17204l-1445-1329" svg:viewBox="0 0 1446 1330">
          <text:p/>
        </draw:connector>
        <draw:connector draw:style-name="gr6" draw:text-style-name="P2" draw:layer="layout" draw:type="line" svg:x1="12.573cm" svg:y1="17.272cm" svg:x2="12.076cm" svg:y2="15.875cm" draw:start-shape="id9" draw:start-glue-point="4" draw:end-shape="id3" draw:end-glue-point="2" svg:d="M12573 17272l-497-1397" svg:viewBox="0 0 498 1398">
          <text:p/>
        </draw:connector>
        <draw:connector draw:style-name="gr6" draw:text-style-name="P2" draw:layer="layout" draw:type="line" svg:x1="14.156cm" svg:y1="16.696cm" svg:x2="12.076cm" svg:y2="15.875cm" draw:start-shape="id10" draw:start-glue-point="5" draw:end-shape="id3" draw:end-glue-point="2" svg:d="M14156 16696l-2080-821" svg:viewBox="0 0 2081 822">
          <text:p/>
        </draw:connector>
        <draw:connector draw:style-name="gr6" draw:text-style-name="P2" draw:layer="layout" draw:type="line" svg:x1="2.159cm" svg:y1="9.398cm" svg:x2="3.175cm" svg:y2="9.525cm" draw:start-shape="id11" draw:start-glue-point="10" draw:end-shape="id1" draw:end-glue-point="3" svg:d="M2159 9398l1016 127" svg:viewBox="0 0 1017 128">
          <text:p/>
        </draw:connector>
        <draw:connector draw:style-name="gr6" draw:text-style-name="P2" draw:layer="layout" draw:type="line" svg:x1="2.481cm" svg:y1="7.688cm" svg:x2="3.175cm" svg:y2="9.525cm" draw:start-shape="id12" draw:start-glue-point="9" draw:end-shape="id1" draw:end-glue-point="3" svg:d="M2481 7688l694 1837" svg:viewBox="0 0 695 1838">
          <text:p/>
        </draw:connector>
        <draw:connector draw:style-name="gr6" draw:text-style-name="P2" draw:layer="layout" draw:type="line" svg:x1="16.95cm" svg:y1="8.45cm" svg:x2="15.875cm" svg:y2="9.525cm" draw:start-shape="id13" draw:start-glue-point="7" draw:end-shape="id4" draw:end-glue-point="1" svg:d="M16950 8450l-1075 1075" svg:viewBox="0 0 1076 1076">
          <text:p/>
        </draw:connector>
        <draw:connector draw:style-name="gr6" draw:text-style-name="P2" draw:layer="layout" draw:type="line" svg:x1="17.204cm" svg:y1="10.346cm" svg:x2="15.875cm" svg:y2="9.525cm" draw:start-shape="id14" draw:start-glue-point="5" draw:end-shape="id4" draw:end-glue-point="1" svg:d="M17204 10346l-1329-821" svg:viewBox="0 0 1330 822">
          <text:p/>
        </draw:connector>
        <draw:connector draw:style-name="gr6" draw:text-style-name="P2" draw:layer="layout" draw:type="line" svg:x1="7.815cm" svg:y1="3.37cm" svg:x2="9.536cm" svg:y2="4.445cm" draw:start-shape="id15" draw:start-glue-point="9" draw:end-shape="id2" draw:end-glue-point="0" svg:d="M7815 3370l1721 1075" svg:viewBox="0 0 1722 1076">
          <text:p/>
        </draw:connector>
        <draw:connector draw:style-name="gr6" draw:text-style-name="P2" draw:layer="layout" draw:type="line" svg:x1="9.779cm" svg:y1="1.905cm" svg:x2="9.536cm" svg:y2="4.445cm" draw:start-shape="id16" draw:start-glue-point="8" draw:end-shape="id2" draw:end-glue-point="0" svg:d="M9779 1905l-243 2540" svg:viewBox="0 0 244 2541">
          <text:p/>
        </draw:connector>
        <draw:connector draw:style-name="gr6" draw:text-style-name="P2" draw:layer="layout" draw:type="line" svg:x1="10.981cm" svg:y1="3.624cm" svg:x2="9.536cm" svg:y2="4.445cm" draw:start-shape="id17" draw:start-glue-point="7" draw:end-shape="id2" draw:end-glue-point="0" svg:d="M10981 3624l-1445 821" svg:viewBox="0 0 1446 822">
          <text:p/>
        </draw:connector>
        <draw:frame draw:style-name="gr7" draw:text-style-name="P3" draw:layer="layout" svg:width="2.413cm" svg:height="1.016cm" svg:x="1.016cm" svg:y="5.207cm">
          <draw:text-box>
            <text:p text:style-name="P3"><text:span text:style-name="T2">Peers</text:span></text:p>
          </draw:text-box>
        </draw:frame>
        <draw:frame draw:style-name="gr7" draw:text-style-name="P3" draw:layer="layout" svg:width="2.413cm" svg:height="1.016cm" svg:x="5.334cm" svg:y="3.683cm">
          <draw:text-box>
            <text:p text:style-name="P3"><text:span text:style-name="T2">Peers</text:span></text:p>
          </draw:text-box>
        </draw:frame>
        <draw:frame draw:style-name="gr7" draw:text-style-name="P3" draw:layer="layout" svg:width="2.413cm" svg:height="1.016cm" svg:x="15.621cm" svg:y="6.096cm">
          <draw:text-box>
            <text:p text:style-name="P3"><text:span text:style-name="T2">Peers</text:span></text:p>
          </draw:text-box>
        </draw:frame>
        <draw:frame draw:style-name="gr7" draw:text-style-name="P3" draw:layer="layout" svg:width="2.413cm" svg:height="1.016cm" svg:x="7.366cm" svg:y="18.542cm">
          <draw:text-box>
            <text:p text:style-name="P3"><text:span text:style-name="T2">Peers</text:span></text:p>
          </draw:text-box>
        </draw:frame>
        <draw:frame draw:style-name="gr7" draw:text-style-name="P3" draw:layer="layout" svg:width="2.413cm" svg:height="1.016cm" svg:x="13.335cm" svg:y="18.415cm">
          <draw:text-box>
            <text:p text:style-name="P3"><text:span text:style-name="T2">Peers</text:span></text:p>
          </draw:text-box>
        </draw:frame>
        <draw:frame draw:style-name="gr7" draw:text-style-name="P3" draw:layer="layout" svg:width="3.048cm" svg:height="1.016cm" svg:x="13.843cm" svg:y="12.319cm">
          <draw:text-box>
            <text:p text:style-name="P3"><text:span text:style-name="T2">sockets</text:span></text:p>
          </draw:text-box>
        </draw:frame>
        <draw:line draw:style-name="gr8" draw:text-style-name="P2" draw:layer="layout" svg:x1="12.065cm" svg:y1="2.921cm" svg:x2="14.605cm" svg:y2="2.921cm">
          <text:p/>
        </draw:line>
        <draw:line draw:style-name="gr8" draw:text-style-name="P2" draw:layer="layout" svg:x1="14.605cm" svg:y1="3.302cm" svg:x2="12.065cm" svg:y2="3.302cm">
          <text:p/>
        </draw:line>
        <draw:frame draw:style-name="gr9" draw:text-style-name="P4" draw:layer="layout" svg:width="4.699cm" svg:height="2.286cm" svg:x="12.446cm" svg:y="1.143cm">
          <draw:text-box>
            <text:p text:style-name="P4"><text:span text:style-name="T3">send and receive messages between peers</text:span></text:p>
            <text:p text:style-name="P4"><text:span text:style-name="T3"/></text:p>
          </draw:text-box>
        </draw:frame>
        <draw:line draw:style-name="gr8" draw:text-style-name="P2" draw:layer="layout" svg:x1="3.175cm" svg:y1="15.113cm" svg:x2="5.715cm" svg:y2="15.113cm">
          <text:p/>
        </draw:line>
        <draw:line draw:style-name="gr8" draw:text-style-name="P2" draw:layer="layout" svg:x1="5.715cm" svg:y1="15.494cm" svg:x2="3.175cm" svg:y2="15.494cm">
          <text:p/>
        </draw:line>
        <draw:frame draw:style-name="gr10" draw:text-style-name="P5" draw:layer="layout" svg:width="3.556cm" svg:height="1.685cm" svg:x="2.159cm" svg:y="13.428cm">
          <draw:text-box>
            <text:p text:style-name="P5"><text:span text:style-name="T3">publish and subscribe via channels</text:span></text:p>
          </draw:text-box>
        </draw:frame>
        <draw:frame draw:style-name="gr11" draw:text-style-name="P6" draw:layer="layout" svg:width="3.937cm" svg:height="1.825cm" svg:x="0.635cm" svg:y="0.635cm">
          <draw:text-box>
            <text:p text:style-name="P6"><text:span text:style-name="T4">Distribus</text:span></text:p>
            <text:p text:style-name="P6"><text:span text:style-name="T5"/></text:p>
          </draw:text-box>
        </draw:frame>
        <draw:frame draw:style-name="gr12" draw:text-style-name="P6" draw:layer="layout" svg:width="5.493cm" svg:height="0.73cm" svg:x="0.635cm" svg:y="1.451cm">
          <draw:text-box>
            <text:p text:style-name="P6"><text:span text:style-name="T5">A distributed message 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9.05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7-29T16:10:34.433025319</meta:creation-date>
    <dc:date>2014-07-29T16:43:26.288422368</dc:date>
    <dc:creator>Jos Jong</dc:creator>
    <meta:editing-duration>PT23M55S</meta:editing-duration>
    <meta:editing-cycles>5</meta:editing-cycles>
    <meta:generator>LibreOffice/4.2.4.2$Linux_X86_64 LibreOffice_project/420m0$Build-2</meta:generator>
    <meta:document-statistic meta:object-count="53"/>
  </office:meta>
</office:document-meta>
</file>